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(bit)</text:p>
          </table:table-cell>
          <table:table-cell table:style-name="ce1" office:value-type="string" calcext:value-type="string">
            <text:p>getafix(s)</text:p>
          </table:table-cell>
          <table:table-cell table:style-name="ce1" office:value-type="string" calcext:value-type="string">
            <text:p>getafix opt(s)</text:p>
          </table:table-cell>
          <table:table-cell table:style-name="ce1" office:value-type="string" calcext:value-type="string">
            <text:p>jmoped(s)</text:p>
          </table:table-cell>
          <table:table-cell office:value-type="string" calcext:value-type="string">
            <text:p>jmoped opt(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834" calcext:value-type="float">
            <text:p>58.834</text:p>
          </table:table-cell>
          <table:table-cell table:style-name="ce1"/>
          <table:table-cell table:style-name="ce1" office:value-type="float" office:value="11.865" calcext:value-type="float">
            <text:p>11.8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919" calcext:value-type="float">
            <text:p>289.919</text:p>
          </table:table-cell>
          <table:table-cell table:style-name="ce1" office:value-type="float" office:value="8.2645" calcext:value-type="float">
            <text:p>8.2645</text:p>
          </table:table-cell>
          <table:table-cell table:style-name="ce1" office:value-type="float" office:value="63.555" calcext:value-type="float">
            <text:p>63.555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&gt;600</text:p>
          </table:table-cell>
          <table:table-cell office:value-type="float" office:value="22.6435" calcext:value-type="float">
            <text:p>22.6435</text:p>
          </table:table-cell>
          <table:table-cell office:value-type="float" office:value="325.755" calcext:value-type="float">
            <text:p>325.755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/>
          <table:table-cell office:value-type="float" office:value="61.464" calcext:value-type="float">
            <text:p>61.464</text:p>
          </table:table-cell>
          <table:table-cell/>
          <table:table-cell office:value-type="float" office:value="1.86" calcext:value-type="float">
            <text:p>1.86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82.1295" calcext:value-type="float">
            <text:p>182.1295</text:p>
          </table:table-cell>
          <table:table-cell/>
          <table:table-cell office:value-type="float" office:value="3.57" calcext:value-type="float">
            <text:p>3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9:12:20.420817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08T10:15:11.873282008</dc:date>
    <meta:editing-duration>PT3H45M15S</meta:editing-duration>
    <meta:editing-cycles>53</meta:editing-cycles>
    <meta:generator>LibreOffice/4.2.4.2$Linux_x86 LibreOffice_project/420m0$Build-2</meta:generator>
    <meta:document-statistic meta:table-count="2" meta:cell-count="80" meta:object-count="0"/>
  </office:meta>
</office:document-meta>
</file>